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blob/master/resumes/ryanparman-software-eng-devtools.pdf" office:name=""><text:span text:style-name="Definition">PDF</text:span></text:a> • <text:a xlink:type="simple" xlink:href="https://github.com/skyzyx/resume/blob/master/resumes/ryanparman-software-eng-devtools.docx" office:name=""><text:span text:style-name="Definition">Word</text:span></text:a> • <text:a xlink:type="simple" xlink:href="https://github.com/skyzyx/resume/blob/master/resumes/ryanparman-software-eng-devtools.odt" office:name=""><text:span text:style-name="Definition">OpenDocument</text:span></text:a> • <text:a xlink:type="simple" xlink:href="https://github.com/skyzyx/resume/raw/master/resumes/ryanparman-software-eng-devtools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Software Engineering and DevTools roles.</text:p>
      <text:p text:style-name="Text_20_body">API design, API versioning, CLI tools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1-25T23:40:34Z</meta:creation-date>
    <dc:date>2025-01-25T23:40:34Z</dc:date>
  </office:meta>
</office:document-meta>
</file>